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sub>
        <mi mathvariant="italic">coef</mi>
        <mi>f</mi>
      </msub>
      <mo stretchy="false">=</mo>
      <mfrac>
        <msub>
          <mi>M</mi>
          <mi>p</mi>
        </msub>
        <mi>p</mi>
      </mfrac>
    </mrow>
    <annotation encoding="StarMath 5.0">coef_f = {M_p} over {p} 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6T19:20:30.362000000</meta:creation-date>
    <dc:date>2019-09-26T19:23:20.796000000</dc:date>
    <meta:editing-duration>PT2M50S</meta:editing-duration>
    <meta:editing-cycles>1</meta:editing-cycles>
    <meta:generator>LibreOffice/6.3.1.2$Windows_x86 LibreOffice_project/b79626edf0065ac373bd1df5c28bd630b4424273</meta:generator>
  </office:meta>
</office:document-meta>
</file>